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1.85468in, 0in, 0in, 0in)" draw:stroke="none"/>
    </style:style>
    <style:style style:family="text" style:name="a38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4" svg:x="1.58233in" svg:y="1.39759in" svg:width="10in" svg:height="5.64458in" style:rel-width="scale" style:rel-height="scale">
          <draw:image xlink:href="media/image1.jpeg" xlink:type="simple" xlink:show="embed" xlink:actuate="onLoad"/>
          <svg:title/>
          <svg:desc/>
        </draw:frame>
        <draw:custom-shape svg:width="0.81124in" svg:height="0.51807in" draw:id="id64" draw:style-name="a386" draw:transform="translate(-0.40562in -0.25904in) rotate(-0.10954) translate(6.38153in 4.41327in)" draw:name="Rectangle 5">
          <svg:title/>
          <svg:desc/>
          <text:p text:style-name="a385" text:class-names="" text:cond-style-name=""><text:span text:style-name="a382" text:class-names="">S.G.S</text:span><text:span text:style-name="a383" text:class-names="">.S.S</text:span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Windows User</meta:initial-creator>
    <dc:creator>Windows User</dc:creator>
    <meta:creation-date>2024-10-25T13:09:09Z</meta:creation-date>
    <dc:date>2024-10-25T13:10:20Z</dc:date>
    <meta:editing-cycles>1</meta:editing-cycles>
    <meta:editing-duration>PT70S</meta:editing-duration>
    <meta:document-statistic meta:paragraph-count="1" meta:word-count="9"/>
  </office:meta>
</office:document-meta>
</file>